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lazione progetto A semplificato</text:p>
      <text:p text:style-name="Standard"/>
      <text:p text:style-name="Standard">Ho progettato e scritto su un foglio le pagine html che mi serviranno per la realizzazione del progetto. L'utente semplice e l'amministratore avranno in comune esclusivamente la prima pagina in cui è possibile effettuare il login.</text:p>
      <text:p text:style-name="Standard">L'utente semplice, dopo aver effettuato il login avrà a disposizione una pagina in cui potrà: </text:p>
      <text:list xml:id="list8257595828154954123" text:style-name="L1">
        <text:list-item>
          <text:p text:style-name="P1">effettuare il logout</text:p>
        </text:list-item>
      </text:list>
      <text:p text:style-name="Standard">Oppure attraverso dei link accedere a delle ulteriori pagine html dove potrà:</text:p>
      <text:list xml:id="list39286577" text:continue-numbering="true" text:style-name="L1">
        <text:list-item>
          <text:p text:style-name="P1">prenotare una donazione</text:p>
        </text:list-item>
        <text:list-item>
          <text:p text:style-name="P1">accedere alla propria pagina personale(in cui poter modificare i propri dati)</text:p>
        </text:list-item>
        <text:list-item>
          <text:p text:style-name="P1">visualizzare le donazioni effettuate nel tempo</text:p>
        </text:list-item>
      </text:list>
      <text:p text:style-name="Standard">L'amministratore dopo aver effettuato il login avrà a disposizione una pagina in cui potrà:</text:p>
      <text:list xml:id="list3733661338055987168" text:style-name="L2">
        <text:list-item>
          <text:p text:style-name="P2">effettuare il logout</text:p>
        </text:list-item>
      </text:list>
      <text:p text:style-name="Standard">Oppure attraverso dei link accedere a delle ulteriori pagine html dove potrà:</text:p>
      <text:list xml:id="list39302405" text:continue-numbering="true" text:style-name="L2">
        <text:list-item>
          <text:p text:style-name="P2">inserire una nuova sessione di donazione</text:p>
        </text:list-item>
        <text:list-item>
          <text:p text:style-name="P2">Archiviare o rimuovere una o più donazioni</text:p>
        </text:list-item>
        <text:list-item>
          <text:p text:style-name="P2">visualizzare la lista dei donatori</text:p>
        </text:list-item>
      </text:list>
      <text:p text:style-name="Standard"/>
      <text:p text:style-name="Standard">Dopo aver creato queste pagine ho creato le servlet per la pagina del login, per la pagina della registrazione e per la pagina personale. Ho scelto queste pagine perchè i controlli sull'input sono più immediati da individuare. Ho cambiato il formato di tutte le pagine da html a jsp. Sto creando tutti i metodi ,da inserire dentro le servlet, che mi serviranno per verificare l'input dell'utente. Ho aggiunto la sessione nella servlet del login e ho verificato che la sessione fosse attiva nelle servlet delle pagine che sono visibili solamente dopo il login. Ho aggiunto il controllo sull'user nelle pagine jsp. </text:p>
      <text:p text:style-name="Standard"/>
      <text:p text:style-name="Standard">Ora sono passato alla progettazione e creazione del database.</text:p>
      <text:p text:style-name="Standard">Ho creato una tabella chiamata utente che conterrà tutte informazioni riguardanti l'utente (chiave primaria username), Ho creato una tabella chiamata sessione che conterrà una chiave primaria chiamata id, una data, orario inizio, orario fine e luogo della sessione. Poi ho creato una terza tabella riguardante la prenotazione, avrà come chiave primaria un id, due chiavi esterne, utente_id e sessione_id ed ho aggiunto anche un booleano chiamato “archiviata”. Ho messo il booleano per riconoscere se la prenotazione è ancora valida oppure se l'amministratore l'ha archiviata (allora il booleano varrà true o 1). Ho aggiunto anche “numero donazioni” alla tabella utente, per poter contare quante donazioni ha effettuato e per passare questo parametro all'amministratore nel caso volesse visualizzare la lista donatori ordinata per numero donazioni. Ho aggiunto la classe DatabaseManager per poter utilizzare il database. Ho creato un nuovo package modello contentente le tre tre classi per le rispettive entità: utente, sessione e prenotazione. Ho creato anche le factory per le tre entità. Ho creato un servlet home per gestire la pagina principale index(la pagine pre login), per poter visualizzare la lista delle sessioni di donazione disponibili in città. Attraverso un ciclo recupero ogni riga della tabella sessione presente nel database e la stampo nella pagina index.jsp. Ho creato un metodo chiamato registrazioneUtente all'interno dell'utenteFactory per poter registrare i dati inseriti dall'utente in input all'interno del database.</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4T10:37:35.27</meta:creation-date>
    <dc:date>2022-02-21T19:06:50.48</dc:date>
    <meta:editing-duration>P7DT8H13M44S</meta:editing-duration>
    <meta:editing-cycles>17</meta:editing-cycles>
    <meta:generator>OpenOffice/4.1.11$Win32 OpenOffice.org_project/4111m1$Build-9808</meta:generator>
    <meta:document-statistic meta:table-count="0" meta:image-count="0" meta:object-count="0" meta:page-count="1" meta:paragraph-count="18" meta:word-count="480" meta:character-count="3129"/>
  </office:meta>
</office:document-meta>
</file>